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91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2.29cm" fo:min-width="4.07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2.29cm" fo:min-width="3.691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2.417cm" fo:min-width="6.993cm"/>
    </style:style>
    <style:style style:name="gr6" style:family="graphic" style:parent-style-name="objectwithoutfill">
      <style:graphic-properties svg:stroke-color="#6666ff" draw:fill="none" draw:textarea-vertical-align="middle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2.29cm" fo:min-width="3.691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2.29cm" fo:min-width="4.707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2.417cm" fo:min-width="9.787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2.544cm" fo:min-width="9.787cm"/>
    </style:style>
    <style:style style:name="gr11" style:family="graphic" style:parent-style-name="objectwithoutfill">
      <style:graphic-properties svg:stroke-color="#6666ff" draw:fill="none" draw:fill-color="#729fcf" draw:textarea-vertical-align="middle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3.687cm" fo:min-width="9.787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-color="#cccccc"/>
      <style:paragraph-properties fo:text-align="center"/>
      <style:text-properties fo:font-size="13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2.54cm" svg:x="35.544cm" svg:y="34.909cm">
          <text:p text:style-name="P1">Phylogenie </text:p>
          <text:p text:style-name="P1">des image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72cm" svg:height="2.54cm" svg:x="41.767cm" svg:y="34.909cm">
          <text:p text:style-name="P1">Detection </text:p>
          <text:p text:style-name="P1">recompression</text:p>
          <text:p text:style-name="P1">JPE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9.735cm" svg:y1="36.179cm" svg:x2="41.767cm" svg:y2="36.179cm" draw:start-shape="id1" draw:start-glue-point="1" draw:end-shape="id2" draw:end-glue-point="3" svg:d="M39735 36179h2032" svg:viewBox="0 0 2033 1">
          <text:p/>
        </draw:connector>
        <draw:custom-shape draw:style-name="gr4" draw:text-style-name="P3" xml:id="id3" draw:id="id3" draw:layer="layout" svg:width="4.191cm" svg:height="2.54cm" svg:x="35.544cm" svg:y="29.829cm">
          <text:p text:style-name="P1"><text:span text:style-name="T1">Construction </text:span></text:p>
          <text:p text:style-name="P1"><text:span text:style-name="T1">de l'arbre</text:span></text:p>
          <text:p text:style-name="P1"><text:span text:style-name="T1"><text:s/></text:span><text:span text:style-name="T1">phylogenetiq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7.639cm" svg:y1="34.909cm" svg:x2="37.639cm" svg:y2="32.369cm" draw:start-shape="id1" draw:start-glue-point="0" draw:end-shape="id3" draw:end-glue-point="2" svg:d="M37639 34909v-2540" svg:viewBox="0 0 1 2541">
          <text:p/>
        </draw:connector>
        <draw:custom-shape draw:style-name="gr5" draw:text-style-name="P4" xml:id="id4" draw:id="id4" draw:layer="layout" svg:width="7.493cm" svg:height="2.667cm" svg:x="31.099cm" svg:y="24.495cm">
          <text:p text:style-name="P1"><text:span text:style-name="T2">First steps toward image phylogeny</text:span></text:p>
          <text:p text:style-name="P1"><text:span text:style-name="T2">Dias, Z.; Rocha, A.; Goldenstein, S.</text:span></text:p>
          <text:p text:style-name="P1"><text:span text:style-name="T2">Information Forensics and Security</text:span></text:p>
          <text:p text:style-name="P1"><text:span text:style-name="T2"><text:s/></text:span><text:span text:style-name="T2">(WIFS), 2010 IEEE International 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7.639cm" svg:y1="29.829cm" svg:x2="34.845cm" svg:y2="27.162cm" draw:start-shape="id3" draw:start-glue-point="0" draw:end-shape="id4" draw:end-glue-point="2" svg:d="M37639 29829l-2794-2667" svg:viewBox="0 0 2795 2668">
          <text:p/>
        </draw:connector>
        <draw:custom-shape draw:style-name="gr7" draw:text-style-name="P2" xml:id="id5" draw:id="id5" draw:layer="layout" svg:width="4.191cm" svg:height="2.54cm" svg:x="48.498cm" svg:y="36.56cm">
          <text:p text:style-name="P1">Blocs aligné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6" draw:id="id6" draw:layer="layout" svg:width="4.191cm" svg:height="2.54cm" svg:x="48.498cm" svg:y="33.131cm">
          <text:p text:style-name="P1">Blocs non</text:p>
          <text:p text:style-name="P1">alignés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46.339cm" svg:y1="36.179cm" svg:x2="48.498cm" svg:y2="37.83cm" draw:start-shape="id2" draw:start-glue-point="1" draw:end-shape="id5" draw:end-glue-point="3" svg:d="M46339 36179l2159 1651" svg:viewBox="0 0 2160 1652">
          <text:p/>
        </draw:connector>
        <draw:connector draw:style-name="gr6" draw:text-style-name="P5" draw:layer="layout" draw:type="line" svg:x1="46.339cm" svg:y1="36.179cm" svg:x2="48.498cm" svg:y2="34.401cm" draw:start-shape="id2" draw:start-glue-point="1" draw:end-shape="id6" draw:end-glue-point="3" svg:d="M46339 36179l2159-1778" svg:viewBox="0 0 2160 1779">
          <text:p/>
        </draw:connector>
        <draw:custom-shape draw:style-name="gr5" draw:text-style-name="P4" xml:id="id7" draw:id="id7" draw:layer="layout" svg:width="7.493cm" svg:height="2.667cm" svg:x="39.862cm" svg:y="24.495cm">
          <text:p text:style-name="P1"><text:span text:style-name="T2">Image Phylogeny by Minimal</text:span></text:p>
          <text:p text:style-name="P1"><text:span text:style-name="T2"><text:s/></text:span><text:span text:style-name="T2">Spanning Trees</text:span></text:p>
          <text:p text:style-name="P1"><text:span text:style-name="T2">Dias, Z.; Rocha, A.; Goldenstein, S.</text:span></text:p>
          <text:p text:style-name="P1"><text:span text:style-name="T2">Information Forensics and Securitycv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43.608cm" svg:y1="27.162cm" svg:x2="37.639cm" svg:y2="29.829cm" draw:start-shape="id7" draw:start-glue-point="2" draw:end-shape="id3" draw:end-glue-point="0" svg:d="M43608 27162l-5969 2667" svg:viewBox="0 0 5970 2668">
          <text:p/>
        </draw:connector>
        <draw:custom-shape draw:style-name="gr8" draw:text-style-name="P6" xml:id="id8" draw:id="id8" draw:layer="layout" svg:width="5.207cm" svg:height="2.54cm" svg:x="35.063cm" svg:y="39.735cm">
          <text:p text:style-name="P1"><text:span text:style-name="T1">Near duplicate </text:span></text:p>
          <text:p text:style-name="P1"><text:span text:style-name="T1">identificatio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7.639cm" svg:y1="37.449cm" svg:x2="37.666cm" svg:y2="39.735cm" draw:start-shape="id1" draw:start-glue-point="2" draw:end-shape="id8" draw:end-glue-point="0" svg:d="M37639 37449l27 2286" svg:viewBox="0 0 28 2287">
          <text:p/>
        </draw:connector>
        <draw:custom-shape draw:style-name="gr9" draw:text-style-name="P4" xml:id="id9" draw:id="id9" draw:layer="layout" svg:width="10.287cm" svg:height="2.667cm" svg:x="56.118cm" svg:y="31.099cm">
          <text:p text:style-name="P1"><text:span text:style-name="T2">DETECTION OF NON-ALIGNED DOUBLE</text:span></text:p>
          <text:p text:style-name="P1"><text:span text:style-name="T2"><text:s/></text:span><text:span text:style-name="T2">JPEG COMPRESSION WITH ESTIMATION </text:span></text:p>
          <text:p text:style-name="P1"><text:span text:style-name="T2">OF PRIMARY COMPRESSION PARAMETERS </text:span></text:p>
          <text:p text:style-name="P1"><text:span text:style-name="T2">Tiziano Bianchi, Alessandro Piv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52.689cm" svg:y1="34.401cm" svg:x2="56.118cm" svg:y2="32.432cm" draw:start-shape="id6" draw:start-glue-point="1" draw:end-shape="id9" draw:end-glue-point="3" svg:d="M52689 34401l3429-1969" svg:viewBox="0 0 3430 1970">
          <text:p/>
        </draw:connector>
        <draw:custom-shape draw:style-name="gr9" draw:text-style-name="P4" xml:id="id10" draw:id="id10" draw:layer="layout" svg:width="10.287cm" svg:height="2.667cm" svg:x="56.118cm" svg:y="38.973cm">
          <text:p text:style-name="P1"><text:span text:style-name="T2">JPEG Re-Compression Detection Xiaoying </text:span></text:p>
          <text:p text:style-name="P1"><text:span text:style-name="T2">Feng and Gwenaël Doërr Department </text:span></text:p>
          <text:p text:style-name="P1"><text:span text:style-name="T2">of Computer Science – University College </text:span></text:p>
          <text:p text:style-name="P1"><text:span text:style-name="T2">London Malet Place – London WC1E 6BT </text:span></text:p>
          <text:p text:style-name="P1"><text:span text:style-name="T2">– </text:span><text:span text:style-name="T2">United Kingdom 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52.689cm" svg:y1="37.83cm" svg:x2="56.118cm" svg:y2="40.306cm" draw:start-shape="id5" draw:start-glue-point="1" draw:end-shape="id10" draw:end-glue-point="3" svg:d="M52689 37830l3429 2476" svg:viewBox="0 0 3430 2477">
          <text:p/>
        </draw:connector>
        <draw:custom-shape draw:style-name="gr9" draw:text-style-name="P4" xml:id="id11" draw:id="id11" draw:layer="layout" svg:width="10.287cm" svg:height="2.667cm" svg:x="56.118cm" svg:y="42.402cm">
          <text:p text:style-name="P1"><text:span text:style-name="T2">Detecting Double JPEG Compression With the </text:span></text:p>
          <text:p text:style-name="P1"><text:span text:style-name="T2">Same Quantization Matrix Fangjun Huang; </text:span></text:p>
          <text:p text:style-name="P1"><text:span text:style-name="T2">Jiwu Huang; Yun Qing Shi Information Forensics</text:span></text:p>
          <text:p text:style-name="P1"><text:span text:style-name="T2"><text:s/></text:span><text:span text:style-name="T2">and Security, IEEE Transactions o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52.689cm" svg:y1="37.83cm" svg:x2="56.118cm" svg:y2="43.735cm" draw:start-shape="id5" draw:start-glue-point="1" draw:end-shape="id11" draw:end-glue-point="3" svg:d="M52689 37830l3429 5905" svg:viewBox="0 0 3430 5906">
          <text:p/>
        </draw:connector>
        <draw:custom-shape draw:style-name="gr10" draw:text-style-name="P4" xml:id="id12" draw:id="id12" draw:layer="layout" svg:width="10.287cm" svg:height="2.794cm" svg:x="56.118cm" svg:y="35.163cm">
          <text:p text:style-name="P1"><text:span text:style-name="T2">An Effective Method for Detecting Double JPEG </text:span></text:p>
          <text:p text:style-name="P1"><text:span text:style-name="T2">Compression With the Same Quantization </text:span></text:p>
          <text:p text:style-name="P1"><text:span text:style-name="T2">Matrix Jianquan Yang; Jin Xie; Guopu Zhu;</text:span></text:p>
          <text:p text:style-name="P1"><text:span text:style-name="T2"><text:s/></text:span><text:span text:style-name="T2">Sam Kwong; Yun-Qing Shi Information Forensics </text:span></text:p>
          <text:p text:style-name="P1"><text:span text:style-name="T2">and Security, IEEE Transactions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" svg:x1="56.118cm" svg:y1="36.56cm" svg:x2="52.689cm" svg:y2="37.83cm" draw:start-shape="id12" draw:start-glue-point="3" draw:end-shape="id5" draw:end-glue-point="1" svg:d="M56118 36560l-3429 1270" svg:viewBox="0 0 3430 1271">
          <text:p/>
        </draw:connector>
        <draw:connector draw:style-name="gr11" draw:text-style-name="P7" draw:layer="layout" draw:type="line" svg:x1="40.27cm" svg:y1="41.005cm" svg:x2="56.118cm" svg:y2="43.735cm" draw:start-shape="id8" draw:start-glue-point="1" draw:end-shape="id11" draw:end-glue-point="3" svg:d="M40270 41005l15848 2730" svg:viewBox="0 0 15849 2731">
          <text:p/>
        </draw:connector>
        <draw:custom-shape draw:style-name="gr12" draw:text-style-name="P4" xml:id="id13" draw:id="id13" draw:layer="layout" svg:width="10.287cm" svg:height="3.937cm" svg:x="50.276cm" svg:y="26.146cm">
          <text:p text:style-name="P1"><text:span text:style-name="T2">ShiYue Lai and Rainer Bhme, “Block </text:span></text:p>
          <text:p text:style-name="P1"><text:span text:style-name="T2">convergence in repeated transform coding: </text:span></text:p>
          <text:p text:style-name="P1"><text:span text:style-name="T2"><text:s/></text:span><text:span text:style-name="T2">Jpeg-100 forensics, carbon dating, <text:s/>and tamper</text:span></text:p>
          <text:p text:style-name="P1"><text:span text:style-name="T2"><text:s/></text:span><text:span text:style-name="T2">detection.,” in Proceedings of the IEEE </text:span></text:p>
          <text:p text:style-name="P1"><text:span text:style-name="T2">International Conference on Acoustics, </text:span></text:p>
          <text:p text:style-name="P1"><text:span text:style-name="T2">Speech and Signal Processing, ICASSP 2013 , </text:span></text:p>
          <text:p text:style-name="P1"><text:span text:style-name="T2">Vancouver, BC, Canada, 2013, pp. 3028–30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46.339cm" svg:y1="36.179cm" svg:x2="50.276cm" svg:y2="28.114cm" draw:start-shape="id2" draw:start-glue-point="1" draw:end-shape="id13" draw:end-glue-point="3" svg:d="M46339 36179l3937-8065" svg:viewBox="0 0 3938 80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5:17:15.475882959</meta:creation-date>
    <dc:date>2016-03-02T15:24:03.438920636</dc:date>
    <meta:editing-duration>P3DT57M11S</meta:editing-duration>
    <meta:editing-cycles>14</meta:editing-cycles>
    <meta:generator>LibreOffice/5.0.5.2$Linux_X86_64 LibreOffice_project/00m0$Build-2</meta:generator>
    <meta:document-statistic meta:object-count="26"/>
  </office:meta>
</office:document-meta>
</file>